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215195734067241139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396564726250933183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7094756222863633222"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440256621133134083"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71499619075525196"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547509215487831423"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8821171297099415119"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391721682892673319"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4718724" text:continue-list="list8821171297099415119"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7912138928780490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14282"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06388"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4694264"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469429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93823"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536299211139173417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513562969539707821"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2196096805327099"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13312"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953765926210829843"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7417900575216959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25514789830545409" text:style-name="L15">
        <text:list-item>
          <text:list>
            <text:list-header>
              <text:p text:style-name="P168">1.5 miles averaging about 9:40/mile and rest 1 min</text:p>
            </text:list-header>
          </text:list>
        </text:list-item>
      </text:list>
      <text:p text:style-name="P23">1 mile in 8:26 and rest 2 min</text:p>
      <text:list xml:id="list313259193775220420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99479791137788328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97838"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1919549345389776462"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243226291522884334"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369308490890962227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4702327" text:continue-list="list3243226291522884334" text:style-name="L19">
        <text:list-item>
          <text:list>
            <text:list-header>
              <text:p text:style-name="P172">(Pace*HR)=1240</text:p>
            </text:list-header>
          </text:list>
        </text:list-item>
      </text:list>
      <text:list xml:id="list34703119" text:continue-list="list1919549345389776462" text:style-name="L18">
        <text:list-item>
          <text:list>
            <text:list-header>
              <text:p text:style-name="P171">2 miles at 10:46/mile Ave HR= 121 bpm and rest a few minutes</text:p>
            </text:list-header>
          </text:list>
        </text:list-item>
      </text:list>
      <text:list xml:id="list34714528" text:continue-list="list34702327"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4715026"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13746746496705208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19864805550279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5457586341738032"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741726774156339150"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913110870537677605"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148303441361745778"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4692438"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21942"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10"><text:span text:style-name="T2"/></text:p>
      <text:p text:style-name="P10"><text:span text:style-name="T2">Fri Dec 16, 2022 </text:span>1.88 miles</text:p>
      <text:p text:style-name="P10"><text:span text:style-name="T2">I did 2 cycles on five weight machines for legs. <text:s/>Then I ran and jogged 7 laps on the Wise Center indoor track averaging 11:50/mile.</text:span></text:p>
      <text:p text:style-name="P10"><text:span text:style-name="T2"/></text:p>
      <text:p text:style-name="P10"><text:span text:style-name="T2">During the past week: </text:span>31.3 miles running</text:p>
      <text:p text:style-name="P10"><text:span text:style-name="T2"/></text:p>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10"><text:span text:style-name="T2">Times: 2:12, 2:13, 2:13, 2:07, 2:17, 2:13, 2:17, 2:07, Max HR: 151 bpm</text:span></text:p>
      <text:p text:style-name="P10">Warm down:<text:span text:style-name="T2"> <text:s/>½ mile jog</text:span></text:p>
      <text:p text:style-name="P10"><text:span text:style-name="T2"/></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47553454740542356"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7T14:46:59.33</dc:date>
    <dc:creator>James Lombardi</dc:creator>
    <meta:editing-duration>P18DT12H59M10S</meta:editing-duration>
    <meta:editing-cycles>1411</meta:editing-cycles>
    <meta:generator>OpenOffice/4.1.2$Win32 OpenOffice.org_project/412m3$Build-9782</meta:generator>
    <meta:document-statistic meta:table-count="0" meta:image-count="9" meta:object-count="0" meta:page-count="150" meta:paragraph-count="4262" meta:word-count="46515" meta:character-count="239067"/>
  </office:meta>
</office:document-meta>
</file>